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dovisning</text:p>
      <text:p text:style-name="Standard"/>
      <text:p text:style-name="Standard">Redovisningen sker i form av en pitch där ni ska visa och sälja in er hemsida till kunden (mig och resten av klassen). Förklara hur ni har tänkt under designprocessen. Hur har ni mött kundens önskemål? Stötte ni på några problem? Efter pitchen får kunden ställa frågor till er om sidan.</text:p>
      <text:p text:style-name="P1"/>
      <text:p text:style-name="P1">Jag har försökt tillmötesgå kundens önskemål om ren och enkel design. Därför valde jag att låta grunden vara vit bakgrund och det mesta av texten svart och använde istället kundens profilfärger i navigering, på rubriker och på borders.</text:p>
      <text:p text:style-name="P1"/>
      <text:p text:style-name="P1">Eftersom kunden efterfrågade en responsiv sida har jag arbetat enligt devisen ”mobile fir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mi Gibba</meta:initial-creator>
    <meta:creation-date>2017-09-18T13:06:16</meta:creation-date>
    <dc:date>2017-09-20T12:24:24</dc:date>
    <dc:creator>Omi Gibba</dc:creator>
    <meta:editing-duration>PT1H21M34S</meta:editing-duration>
    <meta:editing-cycles>5</meta:editing-cycles>
    <meta:generator>OpenOffice/4.1.2$Unix OpenOffice.org_project/412m3$Build-9782</meta:generator>
    <meta:document-statistic meta:table-count="0" meta:image-count="0" meta:object-count="0" meta:page-count="1" meta:paragraph-count="4" meta:word-count="103" meta:character-count="625"/>
  </office:meta>
</office:document-meta>
</file>